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CEF0D14F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revision_5f_history" style:display-name="revision_history" style:family="table">
      <style:table-properties style:width="16.499cm" fo:margin-left="1.251cm" fo:margin-right="1.251cm" table:align="margins"/>
    </style:style>
    <style:style style:name="revision_5f_history.A" style:display-name="revision_history.A" style:family="table-column">
      <style:table-column-properties style:column-width="2.503cm" style:rel-column-width="9940*"/>
    </style:style>
    <style:style style:name="revision_5f_history.D" style:display-name="revision_history.D" style:family="table-column">
      <style:table-column-properties style:column-width="8.992cm" style:rel-column-width="35715*"/>
    </style:style>
    <style:style style:name="revision_5f_history.A1" style:display-name="revision_history.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revision_5f_history.B1" style:display-name="revision_history.B1" style:family="table-cell">
      <style:table-cell-properties style:border-line-width-top="0.002cm 0.035cm 0.002cm" style:border-line-width-bottom="0.002cm 0.035cm 0.002cm" fo:padding="0.097cm" fo:border-left="0.002cm solid #000000" fo:border-right="none" fo:border-top="0.039cm double #000000" fo:border-bottom="0.039cm double #000000"/>
    </style:style>
    <style:style style:name="revision_5f_history.D1" style:display-name="revision_history.D1" style:family="table-cell">
      <style:table-cell-properties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style>
    <style:style style:name="revision_5f_history.A2" style:display-name="revision_history.A2" style:family="table-cell">
      <style:table-cell-properties style:border-line-width-left="0.002cm 0.035cm 0.002cm" fo:padding="0.097cm" fo:border-left="0.039cm double #000000" fo:border-right="none" fo:border-top="none" fo:border-bottom="0.002cm solid #000000"/>
    </style:style>
    <style:style style:name="revision_5f_history.B2" style:display-name="revision_history.B2" style:family="table-cell">
      <style:table-cell-properties fo:padding="0.097cm" fo:border-left="0.002cm solid #000000" fo:border-right="none" fo:border-top="none" fo:border-bottom="0.002cm solid #000000"/>
    </style:style>
    <style:style style:name="revision_5f_history.D2" style:display-name="revision_history.D2" style:family="table-cell">
      <style:table-cell-properties style:border-line-width-right="0.002cm 0.035cm 0.002cm" fo:padding="0.097cm" fo:border-left="0.002cm solid #000000" fo:border-right="0.039cm double #000000" fo:border-top="none" fo:border-bottom="0.002cm solid #000000"/>
    </style:style>
    <style:style style:name="revision_5f_history.A16" style:display-name="revision_history.A16"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revision_5f_history.B16" style:display-name="revision_history.B16" style:family="table-cell">
      <style:table-cell-properties style:border-line-width-bottom="0.002cm 0.035cm 0.002cm" fo:padding="0.097cm" fo:border-left="0.002cm solid #000000" fo:border-right="none" fo:border-top="none" fo:border-bottom="0.039cm double #000000"/>
    </style:style>
    <style:style style:name="revision_5f_history.D16" style:display-name="revision_history.D16"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 style:family="table">
      <style:table-properties style:width="19.001cm" table:align="margins"/>
    </style:style>
    <style:style style:name="Table2.A" style:family="table-column">
      <style:table-column-properties style:column-width="1.589cm" style:rel-column-width="5482*"/>
    </style:style>
    <style:style style:name="Table2.B" style:family="table-column">
      <style:table-column-properties style:column-width="17.411cm" style:rel-column-width="6005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9.001cm" table:align="margins"/>
    </style:style>
    <style:style style:name="Table3.A" style:family="table-column">
      <style:table-column-properties style:column-width="1.589cm" style:rel-column-width="5482*"/>
    </style:style>
    <style:style style:name="Table3.B" style:family="table-column">
      <style:table-column-properties style:column-width="17.411cm" style:rel-column-width="6005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1" style:family="table">
      <style:table-properties style:width="19.001cm" table:align="margins"/>
    </style:style>
    <style:style style:name="Table1.A" style:family="table-column">
      <style:table-column-properties style:column-width="1.589cm" style:rel-column-width="5482*"/>
    </style:style>
    <style:style style:name="Table1.B" style:family="table-column">
      <style:table-column-properties style:column-width="17.411cm" style:rel-column-width="600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19.001cm" table:align="margins"/>
    </style:style>
    <style:style style:name="Table4.A" style:family="table-column">
      <style:table-column-properties style:column-width="1.589cm" style:rel-column-width="5482*"/>
    </style:style>
    <style:style style:name="Table4.B" style:family="table-column">
      <style:table-column-properties style:column-width="17.411cm" style:rel-column-width="6005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9.001cm" table:align="margins"/>
    </style:style>
    <style:style style:name="Table5.A" style:family="table-column">
      <style:table-column-properties style:column-width="1.589cm" style:rel-column-width="5482*"/>
    </style:style>
    <style:style style:name="Table5.B" style:family="table-column">
      <style:table-column-properties style:column-width="17.411cm" style:rel-column-width="6005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Text_20_body">
      <style:paragraph-properties fo:text-align="center" style:justify-single-word="false"/>
      <style:text-properties style:font-name="Arial" fo:font-size="24pt" style:font-size-asian="24pt" style:font-size-complex="24pt"/>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background-color="#000000">
        <style:background-image/>
      </style:paragraph-properties>
      <style:text-properties fo:color="#ffffff" fo:font-size="44pt" fo:background-color="#000000" style:font-size-asian="44pt" style:font-size-complex="44pt"/>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Heading_20_2">
      <style:paragraph-properties fo:margin-left="0cm" fo:margin-right="0cm" fo:text-indent="0cm" style:auto-text-indent="false"/>
    </style:style>
    <style:style style:name="P13" style:family="paragraph" style:parent-style-name="Table_20_Contents">
      <style:text-properties fo:font-style="normal" style:font-style-asian="normal" style:font-style-complex="normal"/>
    </style:style>
    <style:style style:name="P14" style:family="paragraph" style:parent-style-name="Text_20_body">
      <style:paragraph-properties fo:margin-top="0cm" fo:margin-bottom="0cm" fo:background-color="transparent">
        <style:background-image/>
      </style:paragraph-properties>
    </style:style>
    <style:style style:name="P15" style:family="paragraph" style:parent-style-name="Code_20_source">
      <style:paragraph-properties fo:margin-top="0cm" fo:margin-bottom="0.199cm"/>
      <style:text-properties style:font-name="Courier"/>
    </style:style>
    <style:style style:name="P16" style:family="paragraph" style:parent-style-name="Text_20_body">
      <style:paragraph-properties fo:margin-top="0cm" fo:margin-bottom="0.199cm"/>
    </style:style>
    <style:style style:name="P17" style:family="paragraph" style:parent-style-name="Text_20_body" style:list-style-name="L2"/>
    <style:style style:name="T1" style:family="text">
      <style:text-properties style:font-name="Courier"/>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Martel Linux Driver</text:p>
      <text:p text:style-name="P1">Troublshooting Tips</text:p>
      <text:p text:style-name="Text_20_body"/>
      <text:p text:style-name="Text_20_body"/>
      <text:p text:style-name="Text_20_body"/>
      <text:p text:style-name="Text_20_body"/>
      <text:p text:style-name="P2"><text:a xlink:type="simple" xlink:href="http://www.martelinstruments.com/">http://www.martelinstruments.com/</text:a></text:p>
      <text:p text:style-name="Text_20_body"/>
      <text:p text:style-name="Text_20_body"/>
      <text:p text:style-name="Text_20_body"/>
      <text:p text:style-name="Text_20_body"/>
      <text:p text:style-name="Copyright">Martel Instruments Ltd. reserves the right to make changes without notice to the product to improve reliability, function or design.</text:p>
      <text:p text:style-name="Copyright">Martel Instruments Ltd. does not assume any liability arising out of the application or use of the product or circuit described herein.</text:p>
      <text:p text:style-name="Text_20_body"/>
      <text:h text:style-name="P3" text:outline-level="1">Table of contents</text:h>
      <text:p text:style-name="Text_20_body"/>
      <text:table-of-content text:style-name="Sect1" text:protected="true" text:name="Table des matières1">
        <text:table-of-content-source text:outline-level="3">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able of contents<text:tab/>2</text:p>
          <text:p text:style-name="P4">2.Revision history<text:tab/>3</text:p>
          <text:p text:style-name="P4">3.Installing the driver<text:tab/>4</text:p>
          <text:p text:style-name="P5">3.1.Installing a printer<text:tab/>4</text:p>
          <text:p text:style-name="P4">4.How to use<text:tab/>6</text:p>
          <text:p text:style-name="P5">4.1.Martel CUPS driver<text:tab/>6</text:p>
          <text:p text:style-name="P6">4.1.1.Postscript printing<text:tab/>6</text:p>
          <text:p text:style-name="P6">4.1.2.Plain text printing<text:tab/>6</text:p>
          <text:p text:style-name="P6">4.1.3.Plain text printing using text processor<text:tab/>7</text:p>
          <text:p text:style-name="P6">4.1.4.Driver options<text:tab/>8</text:p>
          <text:p text:style-name="P5">4.2.Martel library<text:tab/>9</text:p>
        </text:index-body>
      </text:table-of-content>
      <text:p text:style-name="Text_20_body"/>
      <text:p text:style-name="Text_20_body"/>
      <text:p text:style-name="Text_20_body"/>
      <text:h text:style-name="P3" text:outline-level="1">Revision history</text:h>
      <text:p text:style-name="Text_20_body"/>
      <table:table table:name="revision_history" table:style-name="revision_5f_history">
        <table:table-column table:style-name="revision_5f_history.A" table:number-columns-repeated="3"/>
        <table:table-column table:style-name="revision_5f_history.D"/>
        <table:table-header-rows>
          <table:table-row>
            <table:table-cell table:style-name="revision_5f_history.A1" office:value-type="string">
              <text:p text:style-name="Table_20_Heading">Rev.</text:p>
            </table:table-cell>
            <table:table-cell table:style-name="revision_5f_history.B1" office:value-type="string">
              <text:p text:style-name="Table_20_Heading">Date</text:p>
            </table:table-cell>
            <table:table-cell table:style-name="revision_5f_history.B1" office:value-type="string">
              <text:p text:style-name="Table_20_Heading">Page</text:p>
            </table:table-cell>
            <table:table-cell table:style-name="revision_5f_history.D1" office:value-type="string">
              <text:p text:style-name="Table_20_Heading">Revision item</text:p>
            </table:table-cell>
          </table:table-row>
        </table:table-header-rows>
        <table:table-row>
          <table:table-cell table:style-name="revision_5f_history.A2" office:value-type="string">
            <text:p text:style-name="P7">A</text:p>
          </table:table-cell>
          <table:table-cell table:style-name="revision_5f_history.B2" office:value-type="string">
            <text:p text:style-name="P7">31-Jul-2006</text:p>
          </table:table-cell>
          <table:table-cell table:style-name="revision_5f_history.B2" office:value-type="string">
            <text:p text:style-name="P7">-</text:p>
          </table:table-cell>
          <table:table-cell table:style-name="revision_5f_history.D2" office:value-type="string">
            <text:p text:style-name="Table_20_Contents">First issue</text:p>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16" office:value-type="string">
            <text:p text:style-name="P7"/>
          </table:table-cell>
          <table:table-cell table:style-name="revision_5f_history.B16" office:value-type="string">
            <text:p text:style-name="P7"/>
          </table:table-cell>
          <table:table-cell table:style-name="revision_5f_history.B16" office:value-type="string">
            <text:p text:style-name="P7"/>
          </table:table-cell>
          <table:table-cell table:style-name="revision_5f_history.D16" office:value-type="string">
            <text:p text:style-name="Table_20_Contents"/>
          </table:table-cell>
        </table:table-row>
      </table:table>
      <text:p text:style-name="Text_20_body"/>
      <text:h text:style-name="P3" text:outline-level="1">Introduction</text:h>
      <text:p text:style-name="Text_20_body">This document if a collection of some frequently asked questions and answer tips about the Martel Linux Driver. <text:s/>Please review this entire document to check whether the problem you are facing has already been documented before contacting Martel support.</text:p>
      <text:p text:style-name="Text_20_body"/>
      <text:p text:style-name="Text_20_body">Each question/answer pair uses the same formatting:</text:p>
      <text:p text:style-name="Text_20_body"/>
      <table:table table:name="Table2" table:style-name="Table2">
        <table:table-column table:style-name="Table2.A"/>
        <table:table-column table:style-name="Table2.B"/>
        <table:table-header-rows>
          <table:table-row>
            <table:table-cell table:style-name="Table2.A1" office:value-type="string">
              <text:p text:style-name="P8">Q</text:p>
            </table:table-cell>
            <table:table-cell table:style-name="Table2.B1" office:value-type="string">
              <text:p text:style-name="Table_20_Contents"/>
              <text:p text:style-name="P9">Questions you might be asking...</text:p>
            </table:table-cell>
          </table:table-row>
        </table:table-header-rows>
      </table:table>
      <text:p text:style-name="Text_20_body"/>
      <text:p text:style-name="P10">Possible answer to the problem.</text:p>
      <text:p text:style-name="P11"/>
      <text:p text:style-name="P11">Use the table of contents for a quick overview of the various questions addressed in this docuement.</text:p>
      <text:p text:style-name="P10"/>
      <text:p text:style-name="P10"/>
      <text:h text:style-name="P12" text:outline-level="2" text:is-list-header="true"/>
      <text:p text:style-name="Text_20_body"/>
      <text:h text:style-name="P3" text:outline-level="1">RS232 port problems</text:h>
      <text:p text:style-name="Text_20_body"/>
      <table:table table:name="Table3" table:style-name="Table3">
        <table:table-column table:style-name="Table3.A"/>
        <table:table-column table:style-name="Table3.B"/>
        <table:table-header-rows>
          <table:table-row>
            <table:table-cell table:style-name="Table3.A1" office:value-type="string">
              <text:p text:style-name="P8">Q</text:p>
            </table:table-cell>
            <table:table-cell table:style-name="Table3.B1" office:value-type="string">
              <text:p text:style-name="Table_20_Contents"/>
              <text:p text:style-name="P13">I can't print anything through the serial port.</text:p>
            </table:table-cell>
          </table:table-row>
        </table:table-header-rows>
      </table:table>
      <text:p text:style-name="Text_20_body"/>
      <text:p text:style-name="P11">Is the serial port enabled in the BIOS.</text:p>
      <text:p text:style-name="Text_20_body">Try using the setserial command, this will give you an indication of whether the serial port you are using exists.</text:p>
      <text:p text:style-name="Code_20_source">$ setserial /dev/ttyS0</text:p>
      <text:p text:style-name="P11"/>
      <text:p text:style-name="P11">Is the handshaking mode set correctly for the printer you are using.</text:p>
      <text:p text:style-name="P11">To find out what mode the printer is using power the printer on with the paper feed button held down. <text:s/>Release this button after 2 seconds and a self test report will be printed, indication what handshake mode is selected</text:p>
      <text:p text:style-name="P11">If the mode incorrect you can correct it by deleting and re-installing the printer or by using the lpoptions command.</text:p>
      <text:p text:style-name="Text_20_body"/>
      <text:p text:style-name="Code_20_source">$ lpoptions -d MPP5510 -o handshake=rtscts</text:p>
      <text:p text:style-name="Text_20_body"/>
      <text:h text:style-name="Heading_20_1" text:outline-level="1">Parallel port problems</text:h>
      <text:p text:style-name="Text_20_body"/>
      <table:table table:name="Table1" table:style-name="Table1">
        <table:table-column table:style-name="Table1.A"/>
        <table:table-column table:style-name="Table1.B"/>
        <table:table-header-rows>
          <table:table-row>
            <table:table-cell table:style-name="Table1.A1" office:value-type="string">
              <text:p text:style-name="P8">Q</text:p>
            </table:table-cell>
            <table:table-cell table:style-name="Table1.B1" office:value-type="string">
              <text:p text:style-name="P13">My parallel printer does not work.</text:p>
              <text:p text:style-name="P13">There are no <text:span text:style-name="T1">/dev/parportX</text:span> devices in the <text:span text:style-name="T1">/dev</text:span> directory.</text:p>
              <text:p text:style-name="P13">I can not open devices like <text:span text:style-name="T1">/dev/parport0</text:span> using the Martel library.</text:p>
            </table:table-cell>
          </table:table-row>
        </table:table-header-rows>
      </table:table>
      <text:p text:style-name="P10"/>
      <text:p text:style-name="P11">The Martel CUPS driver uses kernel support for parallel port device drivers. <text:s/>To be able to use parallel printers using the Martel CUPS driver, support for parallel port device drivers must be compiled in the kernel and the relevant module (ppdev) must be loaded.</text:p>
      <text:p text:style-name="P11"/>
      <text:p text:style-name="Text_20_body">Presence of device /dev/parportX indicates that kernel module ppdev is loaded or dierectly built into the kernel.</text:p>
      <text:p text:style-name="Text_20_body"/>
      <text:p text:style-name="Text_20_body">For 2.4 kernels, activate options:</text:p>
      <text:p text:style-name="Text_20_body"><text:tab/>o<text:tab/>Parallel Port Support</text:p>
      <text:p text:style-name="Text_20_body"><text:tab/><text:tab/>o<text:tab/>Parallel Port Support</text:p>
      <text:p text:style-name="Text_20_body"><text:tab/>o<text:tab/>Character Devices</text:p>
      <text:p text:style-name="Text_20_body"><text:tab/><text:tab/>o<text:tab/>Support for user-space parallel port device drivers</text:p>
      <text:p text:style-name="Text_20_body"/>
      <text:p text:style-name="Text_20_body">For 2.6 kernels, activate options:</text:p>
      <text:p text:style-name="Text_20_body"><text:tab/>o<text:tab/>Device Drivers</text:p>
      <text:p text:style-name="Text_20_body"><text:tab/><text:tab/>o<text:tab/>Parallel Port Support</text:p>
      <text:p text:style-name="Text_20_body"><text:tab/><text:tab/><text:tab/>o<text:tab/>Parallel Port Support</text:p>
      <text:p text:style-name="Text_20_body"><text:tab/><text:tab/>o<text:tab/>Character Devices</text:p>
      <text:p text:style-name="Text_20_body"><text:tab/><text:tab/><text:tab/>o<text:tab/>Support for user-space parallel port device drivers</text:p>
      <text:p text:style-name="Text_20_body"/>
      <text:p text:style-name="Text_20_body">Additionnally, user running Martel CUPS driver or using the Martel library must have read/write access to /dev/parportX device files. Please review CUPS driver problems section for information about user and group used by the CUPS server daemon.</text:p>
      <text:p text:style-name="Text_20_body"/>
      <table:table table:name="Table4" table:style-name="Table4">
        <table:table-column table:style-name="Table4.A"/>
        <table:table-column table:style-name="Table4.B"/>
        <table:table-header-rows>
          <table:table-row>
            <table:table-cell table:style-name="Table4.A1" office:value-type="string">
              <text:p text:style-name="P8">Q</text:p>
            </table:table-cell>
            <table:table-cell table:style-name="Table4.B1" office:value-type="string">
              <text:p text:style-name="P13"/>
              <text:p text:style-name="Text_20_body">What is the difference between polling and IRQ write modes for parallel ports?</text:p>
              <text:p text:style-name="P13"/>
            </table:table-cell>
          </table:table-row>
        </table:table-header-rows>
      </table:table>
      <text:p text:style-name="Text_20_body"/>
      <text:p text:style-name="Text_20_body">Two write modes are available in the Martel library for maximum compatibility. Write mode can be selected using the mode option of the parallel printer URI.</text:p>
      <text:p text:style-name="Text_20_body"/>
      <text:p text:style-name="Code_20_source">martel:/dev/parport0?type=parallel+mode=irq</text:p>
      <text:p text:style-name="Code_20_source">martel:/dev/parport0?type=parallel+mode=poll</text:p>
      <text:p text:style-name="Text_20_body"/>
      <text:p text:style-name="Text_20_body">Polling write mode is the most compatible mode and should work in all configurations, but it is the slowest. IRQ write mode is the fastest but works only on configurations where an IRQ line is attached to the parallel port. Virtually all desktop PC have an IRQ attached to the parallel port. Check contents of the /proc/sys/dev/parport/parportX/irq file.</text:p>
      <text:p text:style-name="Text_20_body"/>
      <text:p text:style-name="Code_20_source">$ cat /proc/sys/dev/parport/parport0/irq</text:p>
      <text:p text:style-name="Code_20_source">7</text:p>
      <text:p text:style-name="Text_20_body"/>
      <text:p text:style-name="Text_20_body">In the above example, IRQ number 7 is attached to parallel port number 0. The Martel CUPS driver is able to automatically detect whether an IRQ is attached to parallel port or not, and automatically builds printer URI for maximum performance. The Linux kernel has extensive documentation about parallel port configuration. Please review file Documentation/parport.txt in kernel sources tree for more information.</text:p>
      <text:p text:style-name="Text_20_body"/>
      <text:p text:style-name="Text_20_body"/>
      <text:p text:style-name="Text_20_body"/>
      <text:h text:style-name="Heading_20_1" text:outline-level="1">CUPS driver problems</text:h>
      <text:p text:style-name="Text_20_body">When dealing with problems related to the CUPS driver, many information can be retrieved from the CUPS error log file. This file is usually located at <text:span text:style-name="T1">/var/log/cups/error_log</text:span>. Be sure to adjust <text:span text:style-name="T1">log level</text:span> to <text:span text:style-name="T1">debug2</text:span> in configuration file <text:span text:style-name="T1">/etc/cups/cupsd.conf</text:span> for maximum information.</text:p>
      <text:p text:style-name="Text_20_body"/>
      <text:p text:style-name="Code_20_source">LogLevel debug2</text:p>
      <text:p text:style-name="Text_20_body"/>
      <text:p text:style-name="Text_20_body">If the problem you're facing is not described in this document, please include the CUPS error log file in your communications with Martel support.</text:p>
      <text:p text:style-name="Text_20_body"/>
      <table:table table:name="Table5" table:style-name="Table5">
        <table:table-column table:style-name="Table5.A"/>
        <table:table-column table:style-name="Table5.B"/>
        <table:table-header-rows>
          <table:table-row>
            <table:table-cell table:style-name="Table5.A1" office:value-type="string">
              <text:p text:style-name="P8">Q</text:p>
            </table:table-cell>
            <table:table-cell table:style-name="Table5.B1" office:value-type="string">
              <text:p text:style-name="P14">Printing from an application has no effect.</text:p>
              <text:p text:style-name="P14">Error log shows "<text:span text:style-name="T1">Unable to open text file - : Permission denied</text:span>".</text:p>
              <text:p text:style-name="P14">Error log shows "<text:span text:style-name="T1">Unable to open raster file - : Permission denied</text:span>".</text:p>
            </table:table-cell>
          </table:table-row>
        </table:table-header-rows>
      </table:table>
      <text:p text:style-name="Text_20_body"/>
      <text:p text:style-name="Text_20_body">The process of printing through CUPS involves the execution of a sequence of filters. Each filter transforms the document to print from one format into another. For each document, CUPS builds up a chain of filters to turn the document into a sequence of commands understandable by the Martel printer. For security reasons, CUPS usually runs these filters as a non-privileged user/group.</text:p>
      <text:p text:style-name="Text_20_body"><text:span text:style-name="T1">/etc/cups/cupsd.conf</text:span>, section "Filter Options"</text:p>
      <text:p text:style-name="Text_20_body"/>
      <text:p text:style-name="P15"># User/Group: the user and group the server runs under. <text:s/>Normally this </text:p>
      <text:p text:style-name="P15"># must be cupsys and lpadmin, however you can configure things for another </text:p>
      <text:p text:style-name="P15"># user or group as needed.</text:p>
      <text:p text:style-name="P15"># Note: the server must be run initially as root to support the </text:p>
      <text:p text:style-name="P15"># default IPP port of 631. It changes users whenever an external</text:p>
      <text:p text:style-name="P15"># program is run, or if the RunAsUser directive is specified...</text:p>
      <text:p text:style-name="P15">#</text:p>
      <text:p text:style-name="P15">User cupsys</text:p>
      <text:p text:style-name="P15">Group lpadmin</text:p>
      <text:p text:style-name="P16"/>
      <text:p text:style-name="Text_20_body">The above example shows that filters are run as user cupsys and group lpadmin. There might be a conflict depending on the owner, group and access rights of the file you're trying to print. The problem can be corrected by:</text:p>
      <text:list text:style-name="L2">
        <text:list-item>
          <text:p text:style-name="P17">Adjusting the owner, group and/or permissions of the file you're trying to print so that cupsys and/or lpadmin have read access to the file;</text:p>
        </text:list-item>
        <text:list-item>
          <text:p text:style-name="P17">Adjusting the user and group CUPS filters are run as. The easiest correction is to set both user and group as root.</text:p>
        </text:list-item>
      </text:list>
      <text:p text:style-name="Text_20_body">Please note however that solution 2 is not recommended as it may lead to security problems if vulnerabilities are found in the CUPS subsy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63cm" fo:margin-right="0cm" fo:text-indent="0cm" style:auto-text-indent="fals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27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91cm" fo:margin-right="0cm" fo:text-indent="0cm"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0cm" fo:border="none" style:shadow="none" text:number-lines="false" text:line-number="0">
        <style:tab-stops>
          <style:tab-stop style:position="8.498cm" style:type="center"/>
          <style:tab-stop style:position="16.999cm" style:type="right"/>
        </style:tab-stops>
      </style:paragraph-properties>
      <style:text-properties style:font-name="Arial1" fo:font-size="16pt" fo:font-weight="bold"/>
    </style:style>
    <style:style style:name="Footer" style:family="paragraph" style:parent-style-name="Standard" style:class="extra">
      <style:paragraph-properties style:shadow="none" text:number-lines="false" text:line-number="0">
        <style:tab-stops>
          <style:tab-stop style:position="9.5cm"/>
          <style:tab-stop style:position="17cm"/>
        </style:tab-stops>
      </style:paragraph-properties>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small-caps" fo:font-style="normal"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pyright" style:family="paragraph" style:parent-style-name="Text_20_body" style:next-style-name="Text_20_body" style:class="text">
      <style:paragraph-properties fo:text-align="center" style:justify-single-word="false"/>
      <style:text-properties fo:font-size="10pt"/>
    </style:style>
    <style:style style:name="Code_20_source" style:display-name="Code source" style:family="paragraph" style:parent-style-name="Text_20_body" style:next-style-name="Text_20_body" style:class="text">
      <style:paragraph-properties fo:margin-left="0.499cm" fo:margin-right="0.499cm" fo:text-indent="0cm" style:auto-text-indent="false" fo:background-color="#e6e6e6">
        <style:background-image/>
      </style:paragraph-properties>
      <style:text-properties style:font-name="Courier New"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Code_20_source" style:display-name="Code source" style:family="text" style:parent-style-name="Teletype">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101cm" fo:margin-bottom="0cm"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fo:padding="0cm" fo:border-left="none" fo:border-right="none" fo:border-top="none" fo:border-bottom="0.002cm solid #000000" style:shadow="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199cm" fo:margin-right="0cm" fo:margin-top="0cm" fo:margin-bottom="0cm" style:vertical-pos="top" style:vertical-rel="paragraph-content" style:horizontal-pos="left" style:horizontal-rel="paragraph" fo:background-color="transparent" style:background-transparency="100%" fo:padding="0cm" fo:border="none" style:shadow="none">
        <style:background-image/>
        <style:columns fo:column-count="0" fo:column-gap="0cm"/>
      </style:graphic-properties>
    </style:style>
    <style:style style:name="fr4" style:family="graphic" style:parent-style-name="Frame">
      <style:graphic-properties fo:margin-left="0cm" fo:margin-right="0cm" fo:margin-top="0cm" fo:margin-bottom="0cm"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fo:margin-left="0cm" fo:margin-right="0.199cm" fo:margin-top="0cm" fo:margin-bottom="0cm" style:vertical-pos="top" style:vertical-rel="paragraph-content" style:horizontal-pos="right" style:horizontal-rel="paragraph" fo:padding="0cm" fo:border="none" style:shadow="none"/>
    </style:style>
    <style:page-layout style:name="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48cm" fo:margin-left="0cm" fo:margin-right="0cm" fo:margin-bottom="0cm" fo:border="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Cadre14" text:anchor-type="paragraph" svg:x="2.138cm" svg:y="0.298cm" svg:width="16.859cm" svg:height="0.908cm" draw:z-index="6"><draw:text-box><text:p text:style-name="Header">Martel Instruments Ltd.</text:p></draw:text-box></draw:frame><draw:frame draw:style-name="fr2" draw:name="graphics1" text:anchor-type="paragraph" svg:width="16.859cm" svg:height="7.265cm" draw:z-index="34"><draw:image xlink:href="Pictures/10000000000001DE000000CEF0D14FD9.png" xlink:type="simple" xlink:show="embed" xlink:actuate="onLoad"/></draw:frame></text:p>
      </style:header>
      <style:footer>
        <text:p text:style-name="P1"><draw:frame draw:style-name="fr3" draw:name="Cadre15" text:anchor-type="paragraph" svg:width="6.761cm" draw:z-index="13"><draw:text-box fo:min-height="0.487cm"><text:p text:style-name="Footer"><text:file-name text:display="name-and-extension">driver_faq-20060731.odt</text:file-name></text:p></draw:text-box></draw:frame><draw:frame draw:style-name="fr4" draw:name="Cadre16" text:anchor-type="paragraph" svg:width="2cm" draw:z-index="20"><draw:text-box fo:min-height="0.49cm"><text:p text:style-name="P2">Rev. A</text:p></draw:text-box></draw:frame><draw:frame draw:style-name="fr5" draw:name="Cadre17" text:anchor-type="paragraph" svg:width="2cm" draw:z-index="27"><draw:text-box fo:min-height="0.49cm"><text:p text:style-name="P3"><text:page-number text:select-page="current">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3-06T18:53:30</meta:creation-date>
    <dc:creator>chris</dc:creator>
    <dc:date>2006-08-01T10:44:52</dc:date>
    <meta:editing-cycles>29</meta:editing-cycles>
    <meta:editing-duration>PT8H52M14S</meta:editing-duration>
    <meta:user-defined meta:name="Info 1"/>
    <meta:user-defined meta:name="Info 2"/>
    <meta:user-defined meta:name="Info 3"/>
    <meta:user-defined meta:name="Info 4"/>
    <meta:document-statistic meta:table-count="6" meta:image-count="1" meta:object-count="0" meta:page-count="7" meta:paragraph-count="98" meta:word-count="1049" meta:character-count="6238"/>
  </office:meta>
</office:document-meta>
</file>